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922255681447047276"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0489337895038469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2527834866421870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29209405149468252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64267461925675237"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476168306813384256"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45067321183396941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79129607260255633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8723137" text:continue-list="list145067321183396941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3777761754553994"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73501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71763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742905"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746127"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717040"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0.25 mile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340515911494901045"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3T18:50:51.39</dc:date>
    <dc:creator>James Lombardi</dc:creator>
    <meta:editing-duration>P9DT1H12M13S</meta:editing-duration>
    <meta:editing-cycles>767</meta:editing-cycles>
    <meta:generator>OpenOffice/4.1.2$Win32 OpenOffice.org_project/412m3$Build-9782</meta:generator>
    <meta:document-statistic meta:table-count="0" meta:image-count="1" meta:object-count="0" meta:page-count="84" meta:paragraph-count="2338" meta:word-count="26341" meta:character-count="134409"/>
  </office:meta>
</office:document-meta>
</file>